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xOutputStream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exOutputStream.write( byte b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ex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xOutputStream.ad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xOutputStream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exOutputStream.remove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